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text-underline-style="solid" style:text-underline-width="auto" style:text-underline-color="font-color"/>
    </style:style>
    <style:style style:name="P2" style:family="paragraph" style:parent-style-name="Standard">
      <style:text-properties fo:language="en" fo:country="US" style:text-underline-style="none"/>
    </style:style>
    <style:style style:name="P3" style:family="paragraph" style:parent-style-name="Standard">
      <style:text-properties fo:language="en" fo:country="US" style:text-underline-style="none"/>
    </style:style>
    <style:style style:name="P4" style:family="paragraph" style:parent-style-name="Standard" style:list-style-name="L1">
      <style:text-properties fo:language="en" fo:country="U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ain the experience you've gained in telecommunications and networks – placement, project in small groups during your education, etc... What have you been assigned to do? Have your experiences been rewarding? (from 1 to 2 pages at the most).</text:p>
      <text:p text:style-name="P1"/>
      <text:p text:style-name="P2">During my education, I made lots of projects which brought many experience for my future professional project. [BEAUCOUP PLUS DVP]</text:p>
      <text:p text:style-name="P2"/>
      <text:p text:style-name="P2">Firstly, during my second year of Bachelor, I made my first security-oriented project. It is called Pretty Good Privacy (PGP) and consists to send and receive encrypted messages. I have learned the two types of cryptography : the symmetric and asymmetric encryption. Put simply, when two people want to send messages, they use the same key for the symmetric cryptography. While the asymmetric cryptography uses two keys per person : the private key to decipher messages and the public key to encrypt messages for you. In this case, when you want to send a encrypted message to your friend, you have to use his public key. </text:p>
      <text:p text:style-name="P2">In the case of my project PGP, the user has public keys of his contacts. Then, when he wants to send a message, he creates a symmetric key which uses to encrypt the message. Then, the user enciphers the symmetric key with the public key of his contact. Finally, he sends to </text:p>
      <text:p text:style-name="P2"/>
      <text:p text:style-name="P2"/>
      <text:p text:style-name="P2"/>
      <text:list xml:id="list869682956938395029" text:style-name="L1">
        <text:list-item>
          <text:p text:style-name="P4">PGP stegx</text:p>
        </text:list-item>
        <text:list-item>
          <text:p text:style-name="P4">siem + raspberryp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ement caumes</meta:initial-creator>
    <meta:creation-date>2020-03-19T16:13:01.25</meta:creation-date>
    <meta:generator>OpenOffice/4.1.7$Win32 OpenOffice.org_project/417m1$Build-9800</meta:generator>
    <dc:date>2020-03-20T15:01:29.92</dc:date>
    <dc:creator>clement caumes</dc:creator>
    <meta:editing-duration>PT1H8M44S</meta:editing-duration>
    <meta:editing-cycles>9</meta:editing-cycles>
    <meta:document-statistic meta:table-count="0" meta:image-count="0" meta:object-count="0" meta:page-count="1" meta:paragraph-count="6" meta:word-count="224" meta:character-count="1299"/>
  </office:meta>
</office:document-meta>
</file>